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8115" officeooo:paragraph-rsid="000e8115"/>
    </style:style>
    <style:style style:name="P2" style:family="paragraph" style:parent-style-name="Standard">
      <style:text-properties officeooo:rsid="000e8115" officeooo:paragraph-rsid="00121e51"/>
    </style:style>
    <style:style style:name="P3" style:family="paragraph" style:parent-style-name="Standard">
      <style:text-properties officeooo:rsid="000e8115" officeooo:paragraph-rsid="0013d500"/>
    </style:style>
    <style:style style:name="P4" style:family="paragraph" style:parent-style-name="Standard">
      <style:text-properties officeooo:rsid="0013d500" officeooo:paragraph-rsid="0013d500"/>
    </style:style>
    <style:style style:name="P5" style:family="paragraph" style:parent-style-name="Standard">
      <style:text-properties officeooo:rsid="0013d500" officeooo:paragraph-rsid="0013d500"/>
    </style:style>
    <style:style style:name="P6" style:family="paragraph" style:parent-style-name="Standard">
      <style:text-properties officeooo:rsid="0013d500" officeooo:paragraph-rsid="00170f4c"/>
    </style:style>
    <style:style style:name="P7" style:family="paragraph" style:parent-style-name="Standard">
      <style:text-properties officeooo:rsid="000f4216" officeooo:paragraph-rsid="00121e51"/>
    </style:style>
    <style:style style:name="P8" style:family="paragraph" style:parent-style-name="Standard">
      <style:text-properties officeooo:rsid="0015cd6a" officeooo:paragraph-rsid="0015cd6a"/>
    </style:style>
    <style:style style:name="P9" style:family="paragraph" style:parent-style-name="Standard">
      <style:text-properties officeooo:rsid="0015cd6a" officeooo:paragraph-rsid="00170f4c"/>
    </style:style>
    <style:style style:name="P10" style:family="paragraph" style:parent-style-name="Text_20_body" style:list-style-name="L1"/>
    <style:style style:name="P11" style:family="paragraph" style:parent-style-name="Text_20_body">
      <style:text-properties officeooo:rsid="0015cd6a" officeooo:paragraph-rsid="0015cd6a"/>
    </style:style>
    <style:style style:name="P12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0f2c83"/>
    </style:style>
    <style:style style:name="T2" style:family="text">
      <style:text-properties officeooo:rsid="000f4216"/>
    </style:style>
    <style:style style:name="T3" style:family="text">
      <style:text-properties officeooo:rsid="000fadf1"/>
    </style:style>
    <style:style style:name="T4" style:family="text">
      <style:text-properties officeooo:rsid="00121e51"/>
    </style:style>
    <style:style style:name="T5" style:family="text">
      <style:text-properties officeooo:rsid="0013d500"/>
    </style:style>
    <style:style style:name="T6" style:family="text">
      <style:text-properties fo:language="en" fo:country="US"/>
    </style:style>
    <style:style style:name="T7" style:family="text">
      <style:text-properties fo:font-size="10pt"/>
    </style:style>
    <style:style style:name="T8" style:family="text">
      <style:text-properties fo:font-size="7pt"/>
    </style:style>
    <style:style style:name="T9" style:family="text">
      <style:text-properties style:text-position="33% 80%"/>
    </style:style>
    <style:style style:name="T10" style:family="text">
      <style:text-properties fo:font-style="italic"/>
    </style:style>
    <style:style style:name="T11" style:family="text">
      <style:text-properties officeooo:rsid="00170f4c"/>
    </style:style>
    <style:style style:name="T12" style:family="text">
      <style:text-properties officeooo:rsid="0017456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ématique :</text:p>
      <text:p text:style-name="P1"/>
      <text:p text:style-name="P1">Quel sera l’impact des technologies « réseau de neurones » dans la guerre de <text:span text:style-name="T12">l’information</text:span></text:p>
      <text:p text:style-name="P1"/>
      <text:p text:style-name="P1">Mot clé :</text:p>
      <text:p text:style-name="P1"><text:tab/>-impact</text:p>
      <text:p text:style-name="P1"><text:tab/>-réseau de neurones</text:p>
      <text:p text:style-name="P1"><text:tab/>-guerre</text:p>
      <text:p text:style-name="P1"><text:tab/>-<text:span text:style-name="T12">information</text:span></text:p>
      <text:p text:style-name="P1"/>
      <text:p text:style-name="P1">axe de réflexion :</text:p>
      <text:p text:style-name="P2"><text:tab/>-guerre de communication : </text:p>
      <text:p text:style-name="P2"><text:tab/><text:tab/><text:span text:style-name="T4">-</text:span>d’un point de vue mondial ? </text:p>
      <text:p text:style-name="P2"><text:tab/><text:tab/><text:span text:style-name="T4">-</text:span>Entre agence ? </text:p>
      <text:p text:style-name="P2"><text:tab/><text:tab/><text:span text:style-name="T4">-</text:span>Entre pays ?</text:p>
      <text:p text:style-name="P3"><text:tab/><text:tab/><text:span text:style-name="T5">-l’état actuel de cette guerre de communication ?</text:span></text:p>
      <text:p text:style-name="P3"><text:tab/><text:tab/><text:span text:style-name="T5">-faut y que cela sois nécessairement <text:tab/>-Entre pays ? </text:span></text:p>
      <text:p text:style-name="P4"><text:tab/><text:tab/><text:tab/><text:tab/><text:tab/><text:tab/><text:tab/>-Entre entreprise ? </text:p>
      <text:p text:style-name="P4"><text:tab/><text:tab/><text:tab/><text:tab/><text:tab/><text:tab/><text:tab/>-Entre état et le peuple ? </text:p>
      <text:p text:style-name="P4"><text:tab/><text:tab/><text:tab/><text:tab/><text:tab/><text:tab/><text:tab/>-Entre un état et le monde ? </text:p>
      <text:p text:style-name="P3"><text:tab/><text:tab/><text:span text:style-name="T3">-jusqu’a quel point le terme « guerre de l’information » englobe t’il des choses ? Les printemps arabes sont ils sujet de ce cas, par exemple ?</text:span></text:p>
      <text:p text:style-name="P3"><text:tab/><text:span text:style-name="T3">-la Corée du nord est elle sujet à ce cas ?</text:span></text:p>
      <text:p text:style-name="P3"><text:tab/></text:p>
      <text:p text:style-name="P3"/>
      <text:p text:style-name="P2"><text:tab/><text:span text:style-name="T2">-la cyberware : </text:span></text:p>
      <text:p text:style-name="P7"><text:tab/><text:tab/>-que ce que cela veut dire ? </text:p>
      <text:p text:style-name="P7"><text:tab/><text:tab/>-Un axe précis ? </text:p>
      <text:p text:style-name="P7"><text:tab/><text:tab/>-Les manières de l’effectué ?</text:p>
      <text:p text:style-name="P2"><text:tab/><text:tab/></text:p>
      <text:p text:style-name="P2"><text:tab/><text:span text:style-name="T2">-les réseaux neuronaux : </text:span></text:p>
      <text:p text:style-name="P7"><text:tab/><text:tab/><text:tab/>-est ce que c’est déjà utilisé ? </text:p>
      <text:p text:style-name="P7"><text:tab/><text:tab/><text:tab/>-Est ce que c’est déjà réfléchit ?</text:p>
      <text:p text:style-name="P7"><text:tab/><text:tab/><text:tab/>-l’impact : </text:p>
      <text:p text:style-name="P7"><text:tab/><text:tab/><text:tab/><text:tab/>-l’amélioration de nouvelle manière</text:p>
      <text:p text:style-name="P7"><text:tab/><text:tab/><text:tab/><text:tab/>-la création de nouvelle manière ?</text:p>
      <text:p text:style-name="P1"><text:tab/></text:p>
      <text:p text:style-name="P1"/>
      <text:p text:style-name="P1"/>
      <text:p text:style-name="P1"><text:tab/></text:p>
      <text:p text:style-name="P4">1)il faut que je fasse la différence entre guerre d’information et cyberwarfare.</text:p>
      <text:p text:style-name="P1"/>
      <text:p text:style-name="P4">Lien :</text:p>
      <text:p text:style-name="P4"/>
      <text:p text:style-name="P4"><text:tab/>-Cyberwarfare :</text:p>
      <text:p text:style-name="P4"><text:tab/><text:tab/>-http://business.scoop.co.nz/2018/12/06/symantec-unveils-cyber-warfare-protection-network/</text:p>
      <text:p text:style-name="P4"><text:tab/><text:tab/>-https://www.nobleprog.com/cyber-warfare/training/dallas</text:p>
      <text:p text:style-name="P4"><text:tab/>-guerre de communication :</text:p>
      <text:p text:style-name="P4"><text:tab/><text:tab/>-https://www.intgovforum.org/multilingual/</text:p>
      <text:p text:style-name="P6"><text:tab/><text:tab/><text:span text:style-name="T11">-http://www.huyghe.fr/dyndoc_actu/4451ebfb7de54.pdf</text:span></text:p>
      <text:p text:style-name="P9"><text:tab/><text:tab/><text:span text:style-name="T11">-https://infoguerre.fr/2001/11/les-principes-de-la-guerre-de-l-information/</text:span></text:p>
      <text:p text:style-name="P9"><text:soft-page-break/><text:span text:style-name="T11"><text:tab/><text:tab/>-https://reseauinternational.net/la-guerre-de-linformation/</text:span></text:p>
      <text:p text:style-name="P9"/>
      <text:p text:style-name="P9"/>
      <text:p text:style-name="P9"/>
      <text:p text:style-name="P9"/>
      <text:p text:style-name="P9"><text:span text:style-name="T11"><text:tab/>-</text:span>bouquin :</text:p>
      <text:p text:style-name="P8"/>
      <text:p text:style-name="P11"><text:bookmark text:name="Adams2001"/><text:bookmark text:name="James_Adams2001"/>(en) James Adams, <text:span text:style-name="Citation"><text:span text:style-name="T6">The Next World War : Computers Are the Weapons and the Front Line Is Everywhere</text:span></text:span>, Simon &amp; Schuster, 2001, 368 p. <text:span text:style-name="T7">(</text:span><text:a xlink:type="simple" xlink:href="https://fr.wikipedia.org/wiki/International_Standard_Book_Number" text:style-name="Internet_20_link" text:visited-style-name="Visited_20_Internet_20_Link"><text:span text:style-name="T7">ISBN</text:span></text:a><text:span text:style-name="T7"> </text:span><text:a xlink:type="simple" xlink:href="https://fr.wikipedia.org/wiki/Spécial:Ouvrages_de_référence/978-0743223805" text:style-name="Internet_20_link" text:visited-style-name="Visited_20_Internet_20_Link"><text:span text:style-name="T7">978-0743223805</text:span></text:a><text:span text:style-name="T7">)</text:span><text:bookmark text:name="COinS_32073"/> </text:p>
      <text:list xml:id="list3279025824" text:style-name="L1">
        <text:list-item>
          <text:p text:style-name="P12"><text:bookmark text:name="ArquillaRonfeldt2001"/><text:bookmark text:name="John_ArquillaDavid_Ronfeldt2001"/>(en) John Arquilla et David Ronfeldt, <text:span text:style-name="Citation"><text:span text:style-name="T6">Networks and Netwars : The Future of Terror, Crime, and Militancy</text:span></text:span>, Rand Corporation, 2001, 380 p. <text:span text:style-name="T7">(</text:span><text:a xlink:type="simple" xlink:href="https://fr.wikipedia.org/wiki/International_Standard_Book_Number" text:style-name="Internet_20_link" text:visited-style-name="Visited_20_Internet_20_Link"><text:span text:style-name="T7">ISBN</text:span></text:a><text:span text:style-name="T7"> </text:span><text:a xlink:type="simple" xlink:href="https://fr.wikipedia.org/wiki/Spécial:Ouvrages_de_référence/978-0833030306" text:style-name="Internet_20_link" text:visited-style-name="Visited_20_Internet_20_Link"><text:span text:style-name="T7">978-0833030306</text:span></text:a><text:span text:style-name="T7">, </text:span><text:a xlink:type="simple" xlink:href="http://www.rand.org/pubs/monograph_reports/MR1382.html" text:style-name="Internet_20_link" text:visited-style-name="Visited_20_Internet_20_Link"><text:span text:style-name="T7">[1]</text:span></text:a><text:span text:style-name="T7"> </text:span><text:span text:style-name="T8">[</text:span><text:a xlink:type="simple" xlink:href="http://archive.wikiwix.com/cache/?url=http%3A%2F%2Fwww.rand.org%2Fpubs%2Fmonograph_reports%2FMR1382.html" text:style-name="Internet_20_link" text:visited-style-name="Visited_20_Internet_20_Link"><text:span text:style-name="T8">archive</text:span></text:a><text:span text:style-name="T8">]</text:span><text:span text:style-name="T7">)</text:span><text:bookmark text:name="COinS_33466"/> </text:p>
        </text:list-item>
        <text:list-item>
          <text:p text:style-name="P12"><text:bookmark text:name="AzzelliniKanzleiter2006"/><text:bookmark text:name="Dario_AzzelliniBoris_Kanzleiter2006"/>Dario Azzellini et Boris Kanzleiter, <text:span text:style-name="Citation">Le business de la guerre</text:span>, Gatuzain, 2006, 264 p. <text:span text:style-name="T7">(</text:span><text:a xlink:type="simple" xlink:href="https://fr.wikipedia.org/wiki/International_Standard_Book_Number" text:style-name="Internet_20_link" text:visited-style-name="Visited_20_Internet_20_Link"><text:span text:style-name="T7">ISBN</text:span></text:a><text:span text:style-name="T7"> </text:span><text:a xlink:type="simple" xlink:href="https://fr.wikipedia.org/wiki/Spécial:Ouvrages_de_référence/978-2913842366" text:style-name="Internet_20_link" text:visited-style-name="Visited_20_Internet_20_Link"><text:span text:style-name="T7">978-2913842366</text:span></text:a><text:span text:style-name="T7">)</text:span><text:bookmark text:name="COinS_28249"/> </text:p>
        </text:list-item>
        <text:list-item>
          <text:p text:style-name="P12"><text:bookmark text:name="BaumardBenvenuti1998"/><text:bookmark text:name="Philippe_BaumardJean-André_Benvenuti1998"/><text:a xlink:type="simple" xlink:href="https://fr.wikipedia.org/wiki/Philippe_Baumard" text:style-name="Internet_20_link" text:visited-style-name="Visited_20_Internet_20_Link">Philippe Baumard</text:a> et Jean-André Benvenuti, <text:span text:style-name="Citation">Compétitivité et système d’information</text:span>, Dunod, 1998, 249 p. <text:span text:style-name="T7">(</text:span><text:a xlink:type="simple" xlink:href="https://fr.wikipedia.org/wiki/International_Standard_Book_Number" text:style-name="Internet_20_link" text:visited-style-name="Visited_20_Internet_20_Link"><text:span text:style-name="T7">ISBN</text:span></text:a><text:span text:style-name="T7"> </text:span><text:a xlink:type="simple" xlink:href="https://fr.wikipedia.org/wiki/Spécial:Ouvrages_de_référence/978-2225832529" text:style-name="Internet_20_link" text:visited-style-name="Visited_20_Internet_20_Link"><text:span text:style-name="T7">978-2225832529</text:span></text:a><text:span text:style-name="T7">)</text:span><text:bookmark text:name="COinS_31139"/> </text:p>
        </text:list-item>
        <text:list-item>
          <text:p text:style-name="P12"><text:bookmark text:name="CampbellEsquié2001"/><text:bookmark text:name="Duncan_CampbellHéloïse_Esquié2001"/>Duncan Campbell et Héloïse Esquié, <text:span text:style-name="Citation">Surveillance électronique planétaire</text:span>, Allia, 2001, 169 p. <text:span text:style-name="T7">(</text:span><text:a xlink:type="simple" xlink:href="https://fr.wikipedia.org/wiki/International_Standard_Book_Number" text:style-name="Internet_20_link" text:visited-style-name="Visited_20_Internet_20_Link"><text:span text:style-name="T7">ISBN</text:span></text:a><text:span text:style-name="T7"> </text:span><text:a xlink:type="simple" xlink:href="https://fr.wikipedia.org/wiki/Spécial:Ouvrages_de_référence/978-2844850522" text:style-name="Internet_20_link" text:visited-style-name="Visited_20_Internet_20_Link"><text:span text:style-name="T7">978-2844850522</text:span></text:a><text:span text:style-name="T7">)</text:span><text:bookmark text:name="COinS_30122"/> </text:p>
        </text:list-item>
        <text:list-item>
          <text:p text:style-name="P12"><text:bookmark text:name="DenécéRevel2005"/><text:bookmark text:name="Éric_DenécéClaude_Revel2005"/>Éric Denécé et Claude Revel, <text:span text:style-name="Citation">L'autre guerre des </text:span><text:a xlink:type="simple" xlink:href="https://fr.wikipedia.org/wiki/États-Unis" text:style-name="Internet_20_link" text:visited-style-name="Visited_20_Internet_20_Link"><text:span text:style-name="Citation">États-Unis</text:span></text:a><text:span text:style-name="Citation">, économie : les secrets d'une machine de conquête</text:span>, Allia, 2005, 169 p. <text:span text:style-name="T7">(</text:span><text:a xlink:type="simple" xlink:href="https://fr.wikipedia.org/wiki/International_Standard_Book_Number" text:style-name="Internet_20_link" text:visited-style-name="Visited_20_Internet_20_Link"><text:span text:style-name="T7">ISBN</text:span></text:a><text:span text:style-name="T7"> </text:span><text:a xlink:type="simple" xlink:href="https://fr.wikipedia.org/wiki/Spécial:Ouvrages_de_référence/978-2844850522" text:style-name="Internet_20_link" text:visited-style-name="Visited_20_Internet_20_Link"><text:span text:style-name="T7">978-2844850522</text:span></text:a><text:span text:style-name="T7">)</text:span><text:bookmark text:name="COinS_33791"/> </text:p>
        </text:list-item>
        <text:list-item>
          <text:p text:style-name="P12"><text:bookmark text:name="Fayard2000"/><text:bookmark text:name="Pierre_Fayard2000"/>Pierre Fayard, <text:span text:style-name="Citation">La maîtrise de l’interaction</text:span>, Éditions 00H00, 2000 <text:span text:style-name="T7">(</text:span><text:a xlink:type="simple" xlink:href="https://fr.wikipedia.org/wiki/International_Standard_Book_Number" text:style-name="Internet_20_link" text:visited-style-name="Visited_20_Internet_20_Link"><text:span text:style-name="T7">ISBN</text:span></text:a><text:span text:style-name="T7"> </text:span><text:a xlink:type="simple" xlink:href="https://fr.wikipedia.org/wiki/Spécial:Ouvrages_de_référence/978-2745403056" text:style-name="Internet_20_link" text:visited-style-name="Visited_20_Internet_20_Link"><text:span text:style-name="T7">978-2745403056</text:span></text:a><text:span text:style-name="T7">)</text:span><text:bookmark text:name="COinS_25867"/> </text:p>
        </text:list-item>
        <text:list-item>
          <text:p text:style-name="P12"><text:bookmark text:name="Fonvielle2002"/><text:bookmark text:name="Dominique_Fonvielle2002"/>Dominique Fonvielle, <text:span text:style-name="Citation">De la guerre... économique</text:span>, P.U.F., 2002 <text:span text:style-name="T7">(</text:span><text:a xlink:type="simple" xlink:href="https://fr.wikipedia.org/wiki/International_Standard_Book_Number" text:style-name="Internet_20_link" text:visited-style-name="Visited_20_Internet_20_Link"><text:span text:style-name="T7">ISBN</text:span></text:a><text:span text:style-name="T7"> </text:span><text:a xlink:type="simple" xlink:href="https://fr.wikipedia.org/wiki/Spécial:Ouvrages_de_référence/978-2130500360" text:style-name="Internet_20_link" text:visited-style-name="Visited_20_Internet_20_Link"><text:span text:style-name="T7">978-2130500360</text:span></text:a><text:span text:style-name="T7">)</text:span><text:bookmark text:name="COinS_24764"/> </text:p>
        </text:list-item>
        <text:list-item>
          <text:p text:style-name="P12"><text:bookmark text:name="François2004"/><text:bookmark text:name="Ludovic_François2004"/>Ludovic François (dir.), <text:span text:style-name="Citation">Business sous influence</text:span>, Eyrolles, 2004, 251 p. <text:span text:style-name="T7">(</text:span><text:a xlink:type="simple" xlink:href="https://fr.wikipedia.org/wiki/International_Standard_Book_Number" text:style-name="Internet_20_link" text:visited-style-name="Visited_20_Internet_20_Link"><text:span text:style-name="T7">ISBN</text:span></text:a><text:span text:style-name="T7"> </text:span><text:a xlink:type="simple" xlink:href="https://fr.wikipedia.org/wiki/Spécial:Ouvrages_de_référence/978-2130500360" text:style-name="Internet_20_link" text:visited-style-name="Visited_20_Internet_20_Link"><text:span text:style-name="T7">978-2130500360</text:span></text:a><text:span text:style-name="T7">)</text:span><text:bookmark text:name="COinS_26162"/> </text:p>
        </text:list-item>
        <text:list-item>
          <text:p text:style-name="P12"><text:bookmark text:name="GuichardazLointierRose1999"/><text:bookmark text:name="Philippe_GuichardazPascal_LointierPhilippe_Rose1999"/>Philippe Guichardaz, Pascal Lointier et Philippe Rose, <text:span text:style-name="Citation">L’infoguerre : Stratégies de contre-intelligence économique pour les entreprises</text:span>, Dunod, 1999, 196 p. <text:span text:style-name="T7">(</text:span><text:a xlink:type="simple" xlink:href="https://fr.wikipedia.org/wiki/International_Standard_Book_Number" text:style-name="Internet_20_link" text:visited-style-name="Visited_20_Internet_20_Link"><text:span text:style-name="T7">ISBN</text:span></text:a><text:span text:style-name="T7"> </text:span><text:a xlink:type="simple" xlink:href="https://fr.wikipedia.org/wiki/Spécial:Ouvrages_de_référence/978-2100040650" text:style-name="Internet_20_link" text:visited-style-name="Visited_20_Internet_20_Link"><text:span text:style-name="T7">978-2100040650</text:span></text:a><text:span text:style-name="T7">)</text:span><text:bookmark text:name="COinS_37745"/> </text:p>
        </text:list-item>
        <text:list-item>
          <text:p text:style-name="P12"><text:bookmark text:name="Guisnel1995"/><text:bookmark text:name="Jean_Guisnel1995"/>Jean Guisnel, <text:span text:style-name="Citation">Guerre dans le cyberspace : Services secrets et Internet</text:span>, La Découverte, 1995, 251 p. <text:span text:style-name="T7">(</text:span><text:a xlink:type="simple" xlink:href="https://fr.wikipedia.org/wiki/International_Standard_Book_Number" text:style-name="Internet_20_link" text:visited-style-name="Visited_20_Internet_20_Link"><text:span text:style-name="T7">ISBN</text:span></text:a><text:span text:style-name="T7"> </text:span><text:a xlink:type="simple" xlink:href="https://fr.wikipedia.org/wiki/Spécial:Ouvrages_de_référence/978-2707125026" text:style-name="Internet_20_link" text:visited-style-name="Visited_20_Internet_20_Link"><text:span text:style-name="T7">978-2707125026</text:span></text:a><text:span text:style-name="T7">)</text:span><text:bookmark text:name="COinS_30185"/> </text:p>
        </text:list-item>
        <text:list-item>
          <text:p text:style-name="P12"><text:bookmark text:name="HarbulotLucas2002"/><text:bookmark text:name="Christian_HarbulotDidier_Lucas2002"/><text:a xlink:type="simple" xlink:href="https://fr.wikipedia.org/wiki/Christian_Harbulot" text:style-name="Internet_20_link" text:visited-style-name="Visited_20_Internet_20_Link">Christian Harbulot</text:a> (dir.) et Didier Lucas (dir.), <text:span text:style-name="Citation">La guerre cognitive : L'arme de la connaissance</text:span>, Lavauzelle, 2002, 251 p. <text:span text:style-name="T7">(</text:span><text:a xlink:type="simple" xlink:href="https://fr.wikipedia.org/wiki/International_Standard_Book_Number" text:style-name="Internet_20_link" text:visited-style-name="Visited_20_Internet_20_Link"><text:span text:style-name="T7">ISBN</text:span></text:a><text:span text:style-name="T7"> </text:span><text:a xlink:type="simple" xlink:href="https://fr.wikipedia.org/wiki/Spécial:Ouvrages_de_référence/978-2707125026" text:style-name="Internet_20_link" text:visited-style-name="Visited_20_Internet_20_Link"><text:span text:style-name="T7">978-2707125026</text:span></text:a><text:span text:style-name="T7">)</text:span><text:bookmark text:name="COinS_31478"/> </text:p>
        </text:list-item>
        <text:list-item>
          <text:p text:style-name="P12"><text:bookmark text:name="Harbulot2007"/><text:bookmark text:name="Christian_Harbulot2007"/><text:a xlink:type="simple" xlink:href="https://fr.wikipedia.org/wiki/Christian_Harbulot" text:style-name="Internet_20_link" text:visited-style-name="Visited_20_Internet_20_Link">Christian Harbulot</text:a>, <text:span text:style-name="Citation">La main invisible des puissances : Les Européens face à la guerre économique</text:span>, Eyrolles, 2007, 158 p. <text:span text:style-name="T7">(</text:span><text:a xlink:type="simple" xlink:href="https://fr.wikipedia.org/wiki/International_Standard_Book_Number" text:style-name="Internet_20_link" text:visited-style-name="Visited_20_Internet_20_Link"><text:span text:style-name="T7">ISBN</text:span></text:a><text:span text:style-name="T7"> </text:span><text:a xlink:type="simple" xlink:href="https://fr.wikipedia.org/wiki/Spécial:Ouvrages_de_référence/978-2729832650" text:style-name="Internet_20_link" text:visited-style-name="Visited_20_Internet_20_Link"><text:span text:style-name="T7">978-2729832650</text:span></text:a><text:span text:style-name="T7">)</text:span><text:bookmark text:name="COinS_32693"/> </text:p>
        </text:list-item>
        <text:list-item>
          <text:p text:style-name="P12"><text:bookmark text:name="Huyghe2001"/><text:bookmark text:name="François-Bernard_Huyghe2001"/><text:a xlink:type="simple" xlink:href="https://fr.wikipedia.org/wiki/François-Bernard_Huyghe" text:style-name="Internet_20_link" text:visited-style-name="Visited_20_Internet_20_Link">François-Bernard Huyghe</text:a>, <text:span text:style-name="Citation">L’ennemi à l’ère numérique : Chaos, information, domination</text:span>, P.U.F., 2001, 216 p. <text:span text:style-name="T7">(</text:span><text:a xlink:type="simple" xlink:href="https://fr.wikipedia.org/wiki/International_Standard_Book_Number" text:style-name="Internet_20_link" text:visited-style-name="Visited_20_Internet_20_Link"><text:span text:style-name="T7">ISBN</text:span></text:a><text:span text:style-name="T7"> </text:span><text:a xlink:type="simple" xlink:href="https://fr.wikipedia.org/wiki/Spécial:Ouvrages_de_référence/978-2729832650" text:style-name="Internet_20_link" text:visited-style-name="Visited_20_Internet_20_Link"><text:span text:style-name="T7">978-2729832650</text:span></text:a><text:span text:style-name="T7">)</text:span><text:bookmark text:name="COinS_32176"/> </text:p>
        </text:list-item>
        <text:list-item>
          <text:p text:style-name="P12"><text:bookmark text:name="Huyghe2008"/><text:bookmark text:name="François-Bernard_Huyghe2008"/><text:a xlink:type="simple" xlink:href="https://fr.wikipedia.org/wiki/François-Bernard_Huyghe" text:style-name="Internet_20_link" text:visited-style-name="Visited_20_Internet_20_Link">François-Bernard Huyghe</text:a>, <text:span text:style-name="Citation">Maîtres du faire croire : De la propagande à l'influence</text:span>, Vuibert, 2008, 174 p. <text:span text:style-name="T7">(</text:span><text:a xlink:type="simple" xlink:href="https://fr.wikipedia.org/wiki/International_Standard_Book_Number" text:style-name="Internet_20_link" text:visited-style-name="Visited_20_Internet_20_Link"><text:span text:style-name="T7">ISBN</text:span></text:a><text:span text:style-name="T7"> </text:span><text:a xlink:type="simple" xlink:href="https://fr.wikipedia.org/wiki/Spécial:Ouvrages_de_référence/978-2711711949" text:style-name="Internet_20_link" text:visited-style-name="Visited_20_Internet_20_Link"><text:span text:style-name="T7">978-2711711949</text:span></text:a><text:span text:style-name="T7">)</text:span><text:bookmark text:name="COinS_31084"/> </text:p>
        </text:list-item>
        <text:list-item>
          <text:p text:style-name="P12"><text:bookmark text:name="Kauffer1999"/><text:bookmark text:name="Rémi_Kauffer1999"/>Rémi Kauffer, <text:span text:style-name="Citation">L’arme de la désinformation</text:span>, Grasset, 1999, 306 p. <text:span text:style-name="T7">(</text:span><text:a xlink:type="simple" xlink:href="https://fr.wikipedia.org/wiki/International_Standard_Book_Number" text:style-name="Internet_20_link" text:visited-style-name="Visited_20_Internet_20_Link"><text:span text:style-name="T7">ISBN</text:span></text:a><text:span text:style-name="T7"> </text:span><text:a xlink:type="simple" xlink:href="https://fr.wikipedia.org/wiki/Spécial:Ouvrages_de_référence/978-2246557012" text:style-name="Internet_20_link" text:visited-style-name="Visited_20_Internet_20_Link"><text:span text:style-name="T7">978-2246557012</text:span></text:a><text:span text:style-name="T7">)</text:span><text:bookmark text:name="COinS_26497"/> </text:p>
        </text:list-item>
        <text:list-item>
          <text:p text:style-name="P12"><text:bookmark text:name="MartinMartin2001"/><text:bookmark text:name="Daniel_MartinFrédéric-Paul_Martin2001"/>Daniel Martin et Frédéric-Paul Martin, <text:span text:style-name="Citation">Cybercrime : Menaces, vulnérabilités et ripostes</text:span>, P.U.F., 2001, 304 p. <text:span text:style-name="T7">(</text:span><text:a xlink:type="simple" xlink:href="https://fr.wikipedia.org/wiki/International_Standard_Book_Number" text:style-name="Internet_20_link" text:visited-style-name="Visited_20_Internet_20_Link"><text:span text:style-name="T7">ISBN</text:span></text:a><text:span text:style-name="T7"> </text:span><text:a xlink:type="simple" xlink:href="https://fr.wikipedia.org/wiki/Spécial:Ouvrages_de_référence/978-2246557012" text:style-name="Internet_20_link" text:visited-style-name="Visited_20_Internet_20_Link"><text:span text:style-name="T7">978-2246557012</text:span></text:a><text:span text:style-name="T7">)</text:span><text:bookmark text:name="COinS_32184"/> </text:p>
        </text:list-item>
        <text:list-item>
          <text:p text:style-name="P12"><text:bookmark text:name="Murawiec2000"/><text:bookmark text:name="Laurent_Murawiec2000"/>Laurent Murawiec, <text:span text:style-name="Citation">La guerre au XXIe siècle</text:span>, Odile Jacob, 2000, 297 p. <text:span text:style-name="T7">(</text:span><text:a xlink:type="simple" xlink:href="https://fr.wikipedia.org/wiki/International_Standard_Book_Number" text:style-name="Internet_20_link" text:visited-style-name="Visited_20_Internet_20_Link"><text:span text:style-name="T7">ISBN</text:span></text:a><text:span text:style-name="T7"> </text:span><text:a xlink:type="simple" xlink:href="https://fr.wikipedia.org/wiki/Spécial:Ouvrages_de_référence/978-2738107558" text:style-name="Internet_20_link" text:visited-style-name="Visited_20_Internet_20_Link"><text:span text:style-name="T7">978-2738107558</text:span></text:a><text:span text:style-name="T7">)</text:span><text:bookmark text:name="COinS_26908"/> </text:p>
        </text:list-item>
        <text:list-item>
          <text:p text:style-name="P12"><text:bookmark text:name="TofflerToffler2001"/><text:bookmark text:name="Alvin_TofflerHeidi_Toffler2001"/>Alvin Toffler et Heidi Toffler, <text:span text:style-name="Citation">Guerre et contre-guerre</text:span>, Fayard, 2001, 430 p. <text:span text:style-name="T7">(</text:span><text:a xlink:type="simple" xlink:href="https://fr.wikipedia.org/wiki/International_Standard_Book_Number" text:style-name="Internet_20_link" text:visited-style-name="Visited_20_Internet_20_Link"><text:span text:style-name="T7">ISBN</text:span></text:a><text:span text:style-name="T7"> </text:span><text:a xlink:type="simple" xlink:href="https://fr.wikipedia.org/wiki/Spécial:Ouvrages_de_référence/978-2213591971" text:style-name="Internet_20_link" text:visited-style-name="Visited_20_Internet_20_Link"><text:span text:style-name="T7">978-2213591971</text:span></text:a><text:span text:style-name="T7">)</text:span><text:bookmark text:name="COinS_27417"/> </text:p>
        </text:list-item>
        <text:list-item>
          <text:p text:style-name="P12"><text:a xlink:type="simple" xlink:href="https://fr.wikipedia.org/w/index.php?title=Panoramiques&amp;action=edit&amp;redlink=1" text:style-name="Internet_20_link" text:visited-style-name="Visited_20_Internet_20_Link">Panoramiques</text:a> (revue n<text:span text:style-name="T9">o</text:span> 52), L’information, c’est la guerre, 2001 </text:p>
        </text:list-item>
        <text:list-item>
          <text:p text:style-name="P12">Daniel Ventre, Information Warfare, 2nd Édition, 352 pages, Wiley-ISTE, février 2016 </text:p>
        </text:list-item>
        <text:list-item>
          <text:p text:style-name="P12"><text:bookmark text:name="Virilio1999"/><text:bookmark text:name="Paul_Virilio1999"/>Paul Virilio, <text:span text:style-name="Citation">Stratégie de la déception</text:span>, Galilée, 1999, 87 p. <text:span text:style-name="T7">(</text:span><text:a xlink:type="simple" xlink:href="https://fr.wikipedia.org/wiki/International_Standard_Book_Number" text:style-name="Internet_20_link" text:visited-style-name="Visited_20_Internet_20_Link"><text:span text:style-name="T7">ISBN</text:span></text:a><text:span text:style-name="T7"> </text:span><text:a xlink:type="simple" xlink:href="https://fr.wikipedia.org/wiki/Spécial:Ouvrages_de_référence/978-2718605241" text:style-name="Internet_20_link" text:visited-style-name="Visited_20_Internet_20_Link"><text:span text:style-name="T7">978-2718605241</text:span></text:a><text:span text:style-name="T7">)</text:span><text:bookmark text:name="COinS_26103"/> </text:p>
        </text:list-item>
        <text:list-item>
          <text:p text:style-name="P12"><text:bookmark text:name="Wautelet1998"/><text:bookmark text:name="Michel_Wautelet1998"/><text:soft-page-break/>Michel Wautelet, <text:span text:style-name="Citation">Les Cyberconflits : Internet, autoroutes de l'information et cyberespace : quelles menaces ?</text:span>, Éditions Complexe, 1998 <text:span text:style-name="T7">(</text:span><text:a xlink:type="simple" xlink:href="https://fr.wikipedia.org/wiki/International_Standard_Book_Number" text:style-name="Internet_20_link" text:visited-style-name="Visited_20_Internet_20_Link"><text:span text:style-name="T7">ISBN</text:span></text:a><text:span text:style-name="T7"> </text:span><text:a xlink:type="simple" xlink:href="https://fr.wikipedia.org/wiki/Spécial:Ouvrages_de_référence/978-2870277119" text:style-name="Internet_20_link" text:visited-style-name="Visited_20_Internet_20_Link"><text:span text:style-name="T7">978-2870277119</text:span></text:a><text:span text:style-name="T7">)</text:span><text:bookmark text:name="COinS_33521"/> </text:p>
        </text:list-item>
        <text:list-item>
          <text:p text:style-name="P12">Gagliano Giuseppe, Guerre economique et guerre <text:a xlink:type="simple" xlink:href="http://www.cf2r.org/fr/tribunes-libres/guerre-economique-et-guerre-cognitive.php" text:style-name="Internet_20_link" text:visited-style-name="Visited_20_Internet_20_Link">cognitive</text:a> <text:span text:style-name="T7">[</text:span><text:a xlink:type="simple" xlink:href="http://archive.wikiwix.com/cache/?url=http%3A%2F%2Fwww.cf2r.org%2Ffr%2Ftribunes-libres%2Fguerre-economique-et-guerre-cognitive.php" text:style-name="Internet_20_link" text:visited-style-name="Visited_20_Internet_20_Link"><text:span text:style-name="T7">archive</text:span></text:a><text:span text:style-name="T7">]</text:span> </text:p>
        </text:list-item>
        <text:list-item>
          <text:p text:style-name="P10">Gagliano Giuseppe, <text:span text:style-name="T10">Desinformation,dèsobèissance civile et guerre cognitive</text:span>, Va Press, Versailles, 2017 <text:a xlink:type="simple" xlink:href="http://www.vapress.fr/shop/DESINFORMATION-DESOBEISSANCE-CIVILE-ET-GUERRE-COGNITIVE_p31.html" text:style-name="Internet_20_link" text:visited-style-name="Visited_20_Internet_20_Link">[2]</text:a> <text:span text:style-name="T7">[</text:span><text:a xlink:type="simple" xlink:href="http://archive.wikiwix.com/cache/?url=http%3A%2F%2Fwww.vapress.fr%2Fshop%2FDESINFORMATION-DESOBEISSANCE-CIVILE-ET-GUERRE-COGNITIVE_p31.html" text:style-name="Internet_20_link" text:visited-style-name="Visited_20_Internet_20_Link"><text:span text:style-name="T7">archive</text:span></text:a><text:span text:style-name="T7">]</text:span> <text:span text:style-name="T7">[archive]</text:span>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9:33:59.667000000</meta:creation-date>
    <dc:date>2018-12-16T11:50:18.381000000</dc:date>
    <meta:editing-duration>PT13H22M13S</meta:editing-duration>
    <meta:editing-cycles>3</meta:editing-cycles>
    <meta:generator>LibreOffice/5.3.7.2$Windows_X86_64 LibreOffice_project/6b8ed514a9f8b44d37a1b96673cbbdd077e24059</meta:generator>
    <meta:document-statistic meta:table-count="0" meta:image-count="0" meta:object-count="0" meta:page-count="3" meta:paragraph-count="69" meta:word-count="618" meta:character-count="4439" meta:non-whitespace-character-count="3788"/>
  </office:meta>
</office:document-meta>
</file>